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5.0102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2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EZStack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um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pand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o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gc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itertoo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job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plot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warning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r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kit-lea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eabo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Yellow-brick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Stacking y/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table:table-column table:style-name="co9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number-columns-repeated="59" table:default-cell-style-name="Default"/>
        <table:table-column table:style-name="co33" table:number-columns-repeated="954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table:style-name="ce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4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4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4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tree_processor = make_pipeline(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4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ntree_processor = make_pipeline(SimpleImputer(strategy='mean', add_indicator=True), StandardScaler())"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4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table:style-name="ce31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4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4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5:20:52.79126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26T15:48:19.273769400</dc:date>
    <meta:editing-cycles>504</meta:editing-cycles>
    <meta:editing-duration>P7DT17H5M10S</meta:editing-duration>
    <meta:generator>LibreOffice/6.4.7.2$Linux_X86_64 LibreOffice_project/40$Build-2</meta:generator>
    <meta:document-statistic meta:table-count="4" meta:cell-count="2730" meta:object-count="0"/>
  </office:meta>
</office:document-meta>
</file>